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23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42:28 5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9712" calcext:value-type="float">
            <text:p>799,99712</text:p>
          </table:table-cell>
          <table:table-cell office:value-type="float" office:value="1597" calcext:value-type="float">
            <text:p>1597</text:p>
          </table:table-cell>
          <table:table-cell office:value-type="float" office:value="2220" calcext:value-type="float">
            <text:p>2220</text:p>
          </table:table-cell>
          <table:table-cell table:number-columns-repeated="2"/>
          <table:table-cell table:formula="of:=AVERAGE([.C2:.C2010])" office:value-type="float" office:value="1603.75657894737" calcext:value-type="float">
            <text:p>1603,7565789474</text:p>
          </table:table-cell>
          <table:table-cell table:formula="of:=AVERAGE([.D2:.D2010])" office:value-type="float" office:value="2217.03289473684" calcext:value-type="float">
            <text:p>2217,03289473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204" calcext:value-type="float">
            <text:p>900,0204</text:p>
          </table:table-cell>
          <table:table-cell office:value-type="float" office:value="1604" calcext:value-type="float">
            <text:p>1604</text:p>
          </table:table-cell>
          <table:table-cell office:value-type="float" office:value="2244" calcext:value-type="float">
            <text:p>2244</text:p>
          </table:table-cell>
          <table:table-cell table:number-columns-repeated="2"/>
          <table:table-cell table:formula="of:=COM.MICROSOFT.STDEV.P([.C2:.C2010])" office:value-type="float" office:value="6.97551800616222" calcext:value-type="float">
            <text:p>6,9755180062</text:p>
          </table:table-cell>
          <table:table-cell table:formula="of:=COM.MICROSOFT.STDEV.P([.D2:.D2010])" office:value-type="float" office:value="13.6647281396035" calcext:value-type="float">
            <text:p>13,6647281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1266" calcext:value-type="float">
            <text:p>1000,01266</text:p>
          </table:table-cell>
          <table:table-cell office:value-type="float" office:value="1604" calcext:value-type="float">
            <text:p>1604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982" calcext:value-type="float">
            <text:p>1099,998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9808" calcext:value-type="float">
            <text:p>1199,9980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0006" calcext:value-type="float">
            <text:p>1300,00006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6558" calcext:value-type="float">
            <text:p>1400,06558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9748" calcext:value-type="float">
            <text:p>1499,99748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049" calcext:value-type="float">
            <text:p>1600,0049</text:p>
          </table:table-cell>
          <table:table-cell office:value-type="float" office:value="1604" calcext:value-type="float">
            <text:p>1604</text:p>
          </table:table-cell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085" calcext:value-type="float">
            <text:p>1700,0085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0234" calcext:value-type="float">
            <text:p>1800,00234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296" calcext:value-type="float">
            <text:p>1900,0296</text:p>
          </table:table-cell>
          <table:table-cell office:value-type="float" office:value="1604" calcext:value-type="float">
            <text:p>1604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99" calcext:value-type="float">
            <text:p>1999,999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2334" calcext:value-type="float">
            <text:p>2100,02334</text:p>
          </table:table-cell>
          <table:table-cell office:value-type="float" office:value="1596" calcext:value-type="float">
            <text:p>1596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9952" calcext:value-type="float">
            <text:p>2199,99952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0254" calcext:value-type="float">
            <text:p>2300,0025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7266" calcext:value-type="float">
            <text:p>2400,07266</text:p>
          </table:table-cell>
          <table:table-cell office:value-type="float" office:value="1604" calcext:value-type="float">
            <text:p>1604</text:p>
          </table:table-cell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9882" calcext:value-type="float">
            <text:p>2499,99882</text:p>
          </table:table-cell>
          <table:table-cell office:value-type="float" office:value="1604" calcext:value-type="float">
            <text:p>1604</text:p>
          </table:table-cell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.02836" calcext:value-type="float">
            <text:p>2600,02836</text:p>
          </table:table-cell>
          <table:table-cell office:value-type="float" office:value="1604" calcext:value-type="float">
            <text:p>1604</text:p>
          </table:table-cell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2864" calcext:value-type="float">
            <text:p>2700,0286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118" calcext:value-type="float">
            <text:p>2800,0118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1374" calcext:value-type="float">
            <text:p>2900,0137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.00754" calcext:value-type="float">
            <text:p>3000,00754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.01372" calcext:value-type="float">
            <text:p>3100,0137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5076" calcext:value-type="float">
            <text:p>3200,0507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1768" calcext:value-type="float">
            <text:p>3300,0176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9558" calcext:value-type="float">
            <text:p>3399,9955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0656" calcext:value-type="float">
            <text:p>3500,00656</text:p>
          </table:table-cell>
          <table:table-cell office:value-type="float" office:value="1602" calcext:value-type="float">
            <text:p>1602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2998" calcext:value-type="float">
            <text:p>3600,0299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0466" calcext:value-type="float">
            <text:p>3700,00466</text:p>
          </table:table-cell>
          <table:table-cell office:value-type="float" office:value="1603" calcext:value-type="float">
            <text:p>1603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0004" calcext:value-type="float">
            <text:p>3800,00004</text:p>
          </table:table-cell>
          <table:table-cell office:value-type="float" office:value="1604" calcext:value-type="float">
            <text:p>1604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0096" calcext:value-type="float">
            <text:p>3900,00096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2152" calcext:value-type="float">
            <text:p>4000,02152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9862" calcext:value-type="float">
            <text:p>4099,9986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38" calcext:value-type="float">
            <text:p>4200,03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.02772" calcext:value-type="float">
            <text:p>4300,02772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975" calcext:value-type="float">
            <text:p>4399,9975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2748" calcext:value-type="float">
            <text:p>4500,0274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3338" calcext:value-type="float">
            <text:p>4600,03338</text:p>
          </table:table-cell>
          <table:table-cell office:value-type="float" office:value="1604" calcext:value-type="float">
            <text:p>1604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2008" calcext:value-type="float">
            <text:p>4700,02008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9788" calcext:value-type="float">
            <text:p>4799,9978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0942" calcext:value-type="float">
            <text:p>4900,0094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076" calcext:value-type="float">
            <text:p>5000,007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0094" calcext:value-type="float">
            <text:p>5100,0009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226" calcext:value-type="float">
            <text:p>5200,0226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.00298" calcext:value-type="float">
            <text:p>5300,00298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217" calcext:value-type="float">
            <text:p>5400,0217</text:p>
          </table:table-cell>
          <table:table-cell office:value-type="float" office:value="1604" calcext:value-type="float">
            <text:p>1604</text:p>
          </table:table-cell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4046" calcext:value-type="float">
            <text:p>5500,04046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.00312" calcext:value-type="float">
            <text:p>5600,00312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619" calcext:value-type="float">
            <text:p>5700,0619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.0275" calcext:value-type="float">
            <text:p>5800,0275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2448" calcext:value-type="float">
            <text:p>5900,0244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.00644" calcext:value-type="float">
            <text:p>6000,00644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.02878" calcext:value-type="float">
            <text:p>6100,0287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504" calcext:value-type="float">
            <text:p>6200,0504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12012" calcext:value-type="float">
            <text:p>6300,12012</text:p>
          </table:table-cell>
          <table:table-cell office:value-type="float" office:value="1604" calcext:value-type="float">
            <text:p>1604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1506" calcext:value-type="float">
            <text:p>6400,0150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0612" calcext:value-type="float">
            <text:p>6500,00612</text:p>
          </table:table-cell>
          <table:table-cell office:value-type="float" office:value="1604" calcext:value-type="float">
            <text:p>1604</text:p>
          </table:table-cell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0912" calcext:value-type="float">
            <text:p>6600,0091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7382" calcext:value-type="float">
            <text:p>6700,07382</text:p>
          </table:table-cell>
          <table:table-cell office:value-type="float" office:value="1635" calcext:value-type="float">
            <text:p>1635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744" calcext:value-type="float">
            <text:p>6800,00744</text:p>
          </table:table-cell>
          <table:table-cell office:value-type="float" office:value="1637" calcext:value-type="float">
            <text:p>1637</text:p>
          </table:table-cell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2102" calcext:value-type="float">
            <text:p>6900,02102</text:p>
          </table:table-cell>
          <table:table-cell office:value-type="float" office:value="1640" calcext:value-type="float">
            <text:p>1640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0464" calcext:value-type="float">
            <text:p>7000,00464</text:p>
          </table:table-cell>
          <table:table-cell office:value-type="float" office:value="1646" calcext:value-type="float">
            <text:p>1646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2832" calcext:value-type="float">
            <text:p>7100,02832</text:p>
          </table:table-cell>
          <table:table-cell office:value-type="float" office:value="1640" calcext:value-type="float">
            <text:p>1640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9946" calcext:value-type="float">
            <text:p>7199,99946</text:p>
          </table:table-cell>
          <table:table-cell office:value-type="float" office:value="1638" calcext:value-type="float">
            <text:p>1638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1908" calcext:value-type="float">
            <text:p>7300,01908</text:p>
          </table:table-cell>
          <table:table-cell office:value-type="float" office:value="1640" calcext:value-type="float">
            <text:p>1640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.01094" calcext:value-type="float">
            <text:p>7400,01094</text:p>
          </table:table-cell>
          <table:table-cell office:value-type="float" office:value="1638" calcext:value-type="float">
            <text:p>1638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0648" calcext:value-type="float">
            <text:p>7500,00648</text:p>
          </table:table-cell>
          <table:table-cell office:value-type="float" office:value="1638" calcext:value-type="float">
            <text:p>1638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.0124" calcext:value-type="float">
            <text:p>7600,012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9636" calcext:value-type="float">
            <text:p>7699,99636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222" calcext:value-type="float">
            <text:p>7800,022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1058" calcext:value-type="float">
            <text:p>7900,0105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.01926" calcext:value-type="float">
            <text:p>8000,01926</text:p>
          </table:table-cell>
          <table:table-cell office:value-type="float" office:value="1604" calcext:value-type="float">
            <text:p>1604</text:p>
          </table:table-cell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0956" calcext:value-type="float">
            <text:p>8100,00956</text:p>
          </table:table-cell>
          <table:table-cell office:value-type="float" office:value="1596" calcext:value-type="float">
            <text:p>1596</text:p>
          </table:table-cell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196" calcext:value-type="float">
            <text:p>8200,0196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2264" calcext:value-type="float">
            <text:p>8300,0226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0162" calcext:value-type="float">
            <text:p>8400,0016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.03068" calcext:value-type="float">
            <text:p>8500,03068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3622" calcext:value-type="float">
            <text:p>8600,0362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112" calcext:value-type="float">
            <text:p>8700,0112</text:p>
          </table:table-cell>
          <table:table-cell office:value-type="float" office:value="1604" calcext:value-type="float">
            <text:p>1604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0556" calcext:value-type="float">
            <text:p>8800,00556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9888" calcext:value-type="float">
            <text:p>8899,9988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2336" calcext:value-type="float">
            <text:p>9000,0233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0182" calcext:value-type="float">
            <text:p>9100,00182</text:p>
          </table:table-cell>
          <table:table-cell office:value-type="float" office:value="1604" calcext:value-type="float">
            <text:p>1604</text:p>
          </table:table-cell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3014" calcext:value-type="float">
            <text:p>9200,03014</text:p>
          </table:table-cell>
          <table:table-cell office:value-type="float" office:value="1604" calcext:value-type="float">
            <text:p>1604</text:p>
          </table:table-cell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9912" calcext:value-type="float">
            <text:p>9299,9991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3714" calcext:value-type="float">
            <text:p>9400,0371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0026" calcext:value-type="float">
            <text:p>9500,00026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0952" calcext:value-type="float">
            <text:p>9600,0095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0502" calcext:value-type="float">
            <text:p>9700,00502</text:p>
          </table:table-cell>
          <table:table-cell office:value-type="float" office:value="1604" calcext:value-type="float">
            <text:p>1604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0382" calcext:value-type="float">
            <text:p>9800,0038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3498" calcext:value-type="float">
            <text:p>9900,0349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.00458" calcext:value-type="float">
            <text:p>10000,0045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0892" calcext:value-type="float">
            <text:p>10100,00892</text:p>
          </table:table-cell>
          <table:table-cell office:value-type="float" office:value="1604" calcext:value-type="float">
            <text:p>1604</text:p>
          </table:table-cell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0432" calcext:value-type="float">
            <text:p>10200,00432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1044" calcext:value-type="float">
            <text:p>10300,01044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0176" calcext:value-type="float">
            <text:p>10400,00176</text:p>
          </table:table-cell>
          <table:table-cell office:value-type="float" office:value="1604" calcext:value-type="float">
            <text:p>1604</text:p>
          </table:table-cell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0688" calcext:value-type="float">
            <text:p>10500,0068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2276" calcext:value-type="float">
            <text:p>10600,02276</text:p>
          </table:table-cell>
          <table:table-cell office:value-type="float" office:value="1571" calcext:value-type="float">
            <text:p>1571</text:p>
          </table:table-cell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425" calcext:value-type="float">
            <text:p>10700,0425</text:p>
          </table:table-cell>
          <table:table-cell office:value-type="float" office:value="1604" calcext:value-type="float">
            <text:p>1604</text:p>
          </table:table-cell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9392" calcext:value-type="float">
            <text:p>10799,99392</text:p>
          </table:table-cell>
          <table:table-cell office:value-type="float" office:value="1596" calcext:value-type="float">
            <text:p>1596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3588" calcext:value-type="float">
            <text:p>10900,03588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2082" calcext:value-type="float">
            <text:p>11000,02082</text:p>
          </table:table-cell>
          <table:table-cell office:value-type="float" office:value="1602" calcext:value-type="float">
            <text:p>1602</text:p>
          </table:table-cell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9536" calcext:value-type="float">
            <text:p>11099,99536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053" calcext:value-type="float">
            <text:p>11200,0053</text:p>
          </table:table-cell>
          <table:table-cell office:value-type="float" office:value="1604" calcext:value-type="float">
            <text:p>1604</text:p>
          </table:table-cell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0458" calcext:value-type="float">
            <text:p>11300,0045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6776" calcext:value-type="float">
            <text:p>11400,06776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4032" calcext:value-type="float">
            <text:p>11500,04032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.00308" calcext:value-type="float">
            <text:p>11600,0030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0272" calcext:value-type="float">
            <text:p>11700,0027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.0351" calcext:value-type="float">
            <text:p>11800,0351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9868" calcext:value-type="float">
            <text:p>11899,9986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.01498" calcext:value-type="float">
            <text:p>12000,01498</text:p>
          </table:table-cell>
          <table:table-cell office:value-type="float" office:value="1604" calcext:value-type="float">
            <text:p>1604</text:p>
          </table:table-cell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1124" calcext:value-type="float">
            <text:p>12100,0112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4908" calcext:value-type="float">
            <text:p>12200,04908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2702" calcext:value-type="float">
            <text:p>12300,0270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.01046" calcext:value-type="float">
            <text:p>12400,0104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998" calcext:value-type="float">
            <text:p>12499,999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0396" calcext:value-type="float">
            <text:p>12600,00396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.0077" calcext:value-type="float">
            <text:p>12700,0077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008" calcext:value-type="float">
            <text:p>12800,0008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.00928" calcext:value-type="float">
            <text:p>12900,00928</text:p>
          </table:table-cell>
          <table:table-cell office:value-type="float" office:value="1604" calcext:value-type="float">
            <text:p>1604</text:p>
          </table:table-cell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4576" calcext:value-type="float">
            <text:p>13000,0457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0476" calcext:value-type="float">
            <text:p>13100,00476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1248" calcext:value-type="float">
            <text:p>13200,01248</text:p>
          </table:table-cell>
          <table:table-cell office:value-type="float" office:value="1604" calcext:value-type="float">
            <text:p>1604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9516" calcext:value-type="float">
            <text:p>13299,99516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952" calcext:value-type="float">
            <text:p>13399,9952</text:p>
          </table:table-cell>
          <table:table-cell office:value-type="float" office:value="1604" calcext:value-type="float">
            <text:p>1604</text:p>
          </table:table-cell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0532" calcext:value-type="float">
            <text:p>13500,0053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3018" calcext:value-type="float">
            <text:p>13600,0301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1676" calcext:value-type="float">
            <text:p>13700,0167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0574" calcext:value-type="float">
            <text:p>13800,0057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269" calcext:value-type="float">
            <text:p>13900,0269</text:p>
          </table:table-cell>
          <table:table-cell office:value-type="float" office:value="1604" calcext:value-type="float">
            <text:p>1604</text:p>
          </table:table-cell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1016" calcext:value-type="float">
            <text:p>14000,0101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4068" calcext:value-type="float">
            <text:p>14100,04068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2164" calcext:value-type="float">
            <text:p>14200,02164</text:p>
          </table:table-cell>
          <table:table-cell office:value-type="float" office:value="1604" calcext:value-type="float">
            <text:p>1604</text:p>
          </table:table-cell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102" calcext:value-type="float">
            <text:p>14300,0102</text:p>
          </table:table-cell>
          <table:table-cell office:value-type="float" office:value="1604" calcext:value-type="float">
            <text:p>1604</text:p>
          </table:table-cell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9708" calcext:value-type="float">
            <text:p>14399,99708</text:p>
          </table:table-cell>
          <table:table-cell office:value-type="float" office:value="1604" calcext:value-type="float">
            <text:p>1604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7148" calcext:value-type="float">
            <text:p>14500,0714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" calcext:value-type="float">
            <text:p>14600</text:p>
          </table:table-cell>
          <table:table-cell office:value-type="float" office:value="1617" calcext:value-type="float">
            <text:p>1617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2126" calcext:value-type="float">
            <text:p>14700,02126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976" calcext:value-type="float">
            <text:p>14799,9976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2134" calcext:value-type="float">
            <text:p>14900,0213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9808" calcext:value-type="float">
            <text:p>14999,99808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359" calcext:value-type="float">
            <text:p>15100,0359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0472" calcext:value-type="float">
            <text:p>15200,0047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5804" calcext:value-type="float">
            <text:p>15300,0580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3158" calcext:value-type="float">
            <text:p>15400,03158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0646" calcext:value-type="float">
            <text:p>15500,00646</text:p>
          </table:table-cell>
          <table:table-cell office:value-type="float" office:value="1604" calcext:value-type="float">
            <text:p>1604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3218" calcext:value-type="float">
            <text:p>15600,03218</text:p>
          </table:table-cell>
          <table:table-cell office:value-type="float" office:value="1604" calcext:value-type="float">
            <text:p>1604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7482" calcext:value-type="float">
            <text:p>15700,07482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0648" calcext:value-type="float">
            <text:p>15800,00648</text:p>
          </table:table-cell>
          <table:table-cell office:value-type="float" office:value="1604" calcext:value-type="float">
            <text:p>1604</text:p>
          </table:table-cell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9758" calcext:value-type="float">
            <text:p>15899,99758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9906" calcext:value-type="float">
            <text:p>15999,99906</text:p>
          </table:table-cell>
          <table:table-cell office:value-type="float" office:value="1604" calcext:value-type="float">
            <text:p>1604</text:p>
          </table:table-cell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7248" calcext:value-type="float">
            <text:p>16100,0724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1068" calcext:value-type="float">
            <text:p>16200,01068</text:p>
          </table:table-cell>
          <table:table-cell office:value-type="float" office:value="1604" calcext:value-type="float">
            <text:p>1604</text:p>
          </table:table-cell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97" calcext:value-type="float">
            <text:p>16299,9997</text:p>
          </table:table-cell>
          <table:table-cell office:value-type="float" office:value="1596" calcext:value-type="float">
            <text:p>1596</text:p>
          </table:table-cell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2782" calcext:value-type="float">
            <text:p>16400,02782</text:p>
          </table:table-cell>
          <table:table-cell office:value-type="float" office:value="1604" calcext:value-type="float">
            <text:p>1604</text:p>
          </table:table-cell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0866" calcext:value-type="float">
            <text:p>16500,00866</text:p>
          </table:table-cell>
          <table:table-cell office:value-type="float" office:value="1604" calcext:value-type="float">
            <text:p>1604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2942" calcext:value-type="float">
            <text:p>16600,02942</text:p>
          </table:table-cell>
          <table:table-cell office:value-type="float" office:value="1604" calcext:value-type="float">
            <text:p>1604</text:p>
          </table:table-cell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007" calcext:value-type="float">
            <text:p>16700,0007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2446" calcext:value-type="float">
            <text:p>16800,02446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.00676" calcext:value-type="float">
            <text:p>16900,0067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0852" calcext:value-type="float">
            <text:p>17000,0085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.04904" calcext:value-type="float">
            <text:p>17100,04904</text:p>
          </table:table-cell>
          <table:table-cell office:value-type="float" office:value="1604" calcext:value-type="float">
            <text:p>1604</text:p>
          </table:table-cell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0336" calcext:value-type="float">
            <text:p>17200,00336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0796" calcext:value-type="float">
            <text:p>17300,00796</text:p>
          </table:table-cell>
          <table:table-cell office:value-type="float" office:value="1603" calcext:value-type="float">
            <text:p>1603</text:p>
          </table:table-cell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1014" calcext:value-type="float">
            <text:p>17400,0101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.00538" calcext:value-type="float">
            <text:p>17500,0053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2088" calcext:value-type="float">
            <text:p>17600,0208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0434" calcext:value-type="float">
            <text:p>17700,0043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3084" calcext:value-type="float">
            <text:p>17800,03084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900.0003" calcext:value-type="float">
            <text:p>17900,0003</text:p>
          </table:table-cell>
          <table:table-cell office:value-type="float" office:value="1604" calcext:value-type="float">
            <text:p>1604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5164" calcext:value-type="float">
            <text:p>18000,05164</text:p>
          </table:table-cell>
          <table:table-cell office:value-type="float" office:value="1604" calcext:value-type="float">
            <text:p>1604</text:p>
          </table:table-cell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0838" calcext:value-type="float">
            <text:p>18100,0083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9988" calcext:value-type="float">
            <text:p>18199,99988</text:p>
          </table:table-cell>
          <table:table-cell office:value-type="float" office:value="1604" calcext:value-type="float">
            <text:p>1604</text:p>
          </table:table-cell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7062" calcext:value-type="float">
            <text:p>18300,07062</text:p>
          </table:table-cell>
          <table:table-cell office:value-type="float" office:value="1604" calcext:value-type="float">
            <text:p>1604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9902" calcext:value-type="float">
            <text:p>18399,9990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1056" calcext:value-type="float">
            <text:p>18500,01056</text:p>
          </table:table-cell>
          <table:table-cell office:value-type="float" office:value="1604" calcext:value-type="float">
            <text:p>1604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0336" calcext:value-type="float">
            <text:p>18600,0033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.00146" calcext:value-type="float">
            <text:p>18700,00146</text:p>
          </table:table-cell>
          <table:table-cell office:value-type="float" office:value="1604" calcext:value-type="float">
            <text:p>1604</text:p>
          </table:table-cell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9836" calcext:value-type="float">
            <text:p>18800,09836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1588" calcext:value-type="float">
            <text:p>18900,01588</text:p>
          </table:table-cell>
          <table:table-cell office:value-type="float" office:value="1570" calcext:value-type="float">
            <text:p>1570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1862" calcext:value-type="float">
            <text:p>19000,0186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100.01154" calcext:value-type="float">
            <text:p>19100,01154</text:p>
          </table:table-cell>
          <table:table-cell office:value-type="float" office:value="1602" calcext:value-type="float">
            <text:p>1602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2564" calcext:value-type="float">
            <text:p>19200,0256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0008" calcext:value-type="float">
            <text:p>19300,00008</text:p>
          </table:table-cell>
          <table:table-cell office:value-type="float" office:value="1604" calcext:value-type="float">
            <text:p>1604</text:p>
          </table:table-cell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9818" calcext:value-type="float">
            <text:p>19399,99818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245" calcext:value-type="float">
            <text:p>19500,0245</text:p>
          </table:table-cell>
          <table:table-cell office:value-type="float" office:value="1604" calcext:value-type="float">
            <text:p>1604</text:p>
          </table:table-cell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7222" calcext:value-type="float">
            <text:p>19600,07222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1712" calcext:value-type="float">
            <text:p>19700,0171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071" calcext:value-type="float">
            <text:p>19800,0071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9888" calcext:value-type="float">
            <text:p>19899,99888</text:p>
          </table:table-cell>
          <table:table-cell office:value-type="float" office:value="1604" calcext:value-type="float">
            <text:p>1604</text:p>
          </table:table-cell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7086" calcext:value-type="float">
            <text:p>20000,07086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3052" calcext:value-type="float">
            <text:p>20100,03052</text:p>
          </table:table-cell>
          <table:table-cell office:value-type="float" office:value="1604" calcext:value-type="float">
            <text:p>1604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1318" calcext:value-type="float">
            <text:p>20200,01318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.0009" calcext:value-type="float">
            <text:p>20300,0009</text:p>
          </table:table-cell>
          <table:table-cell office:value-type="float" office:value="1596" calcext:value-type="float">
            <text:p>1596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1602" calcext:value-type="float">
            <text:p>20400,01602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9988" calcext:value-type="float">
            <text:p>20499,99988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1318" calcext:value-type="float">
            <text:p>20600,01318</text:p>
          </table:table-cell>
          <table:table-cell office:value-type="float" office:value="1604" calcext:value-type="float">
            <text:p>1604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505" calcext:value-type="float">
            <text:p>20700,0505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1224" calcext:value-type="float">
            <text:p>20800,01224</text:p>
          </table:table-cell>
          <table:table-cell office:value-type="float" office:value="1604" calcext:value-type="float">
            <text:p>1604</text:p>
          </table:table-cell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285" calcext:value-type="float">
            <text:p>20900,0285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666" calcext:value-type="float">
            <text:p>20999,9966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0254" calcext:value-type="float">
            <text:p>21100,0025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9718" calcext:value-type="float">
            <text:p>21199,99718</text:p>
          </table:table-cell>
          <table:table-cell office:value-type="float" office:value="1604" calcext:value-type="float">
            <text:p>1604</text:p>
          </table:table-cell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49" calcext:value-type="float">
            <text:p>21300,049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4048" calcext:value-type="float">
            <text:p>21400,04048</text:p>
          </table:table-cell>
          <table:table-cell office:value-type="float" office:value="1578" calcext:value-type="float">
            <text:p>1578</text:p>
          </table:table-cell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0258" calcext:value-type="float">
            <text:p>21500,00258</text:p>
          </table:table-cell>
          <table:table-cell office:value-type="float" office:value="1600" calcext:value-type="float">
            <text:p>1600</text:p>
          </table:table-cell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2798" calcext:value-type="float">
            <text:p>21600,0279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00.0003" calcext:value-type="float">
            <text:p>21700,0003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0222" calcext:value-type="float">
            <text:p>21800,00222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5134" calcext:value-type="float">
            <text:p>21900,05134</text:p>
          </table:table-cell>
          <table:table-cell office:value-type="float" office:value="1604" calcext:value-type="float">
            <text:p>1604</text:p>
          </table:table-cell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4368" calcext:value-type="float">
            <text:p>22000,04368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3216" calcext:value-type="float">
            <text:p>22100,03216</text:p>
          </table:table-cell>
          <table:table-cell office:value-type="float" office:value="1604" calcext:value-type="float">
            <text:p>1604</text:p>
          </table:table-cell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200.00186" calcext:value-type="float">
            <text:p>22200,00186</text:p>
          </table:table-cell>
          <table:table-cell office:value-type="float" office:value="1604" calcext:value-type="float">
            <text:p>1604</text:p>
          </table:table-cell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0846" calcext:value-type="float">
            <text:p>22300,00846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400.05628" calcext:value-type="float">
            <text:p>22400,05628</text:p>
          </table:table-cell>
          <table:table-cell office:value-type="float" office:value="1604" calcext:value-type="float">
            <text:p>1604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1008" calcext:value-type="float">
            <text:p>22500,01008</text:p>
          </table:table-cell>
          <table:table-cell office:value-type="float" office:value="1604" calcext:value-type="float">
            <text:p>1604</text:p>
          </table:table-cell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600.02612" calcext:value-type="float">
            <text:p>22600,02612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0778" calcext:value-type="float">
            <text:p>22700,00778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2038" calcext:value-type="float">
            <text:p>22800,02038</text:p>
          </table:table-cell>
          <table:table-cell office:value-type="float" office:value="1604" calcext:value-type="float">
            <text:p>1604</text:p>
          </table:table-cell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900.00588" calcext:value-type="float">
            <text:p>22900,00588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9818" calcext:value-type="float">
            <text:p>22999,99818</text:p>
          </table:table-cell>
          <table:table-cell office:value-type="float" office:value="1604" calcext:value-type="float">
            <text:p>1604</text:p>
          </table:table-cell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1122" calcext:value-type="float">
            <text:p>23100,01122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2006" calcext:value-type="float">
            <text:p>23200,02006</text:p>
          </table:table-cell>
          <table:table-cell office:value-type="float" office:value="1604" calcext:value-type="float">
            <text:p>1604</text:p>
          </table:table-cell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2608" calcext:value-type="float">
            <text:p>23300,0260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400.00206" calcext:value-type="float">
            <text:p>23400,00206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6486" calcext:value-type="float">
            <text:p>23500,06486</text:p>
          </table:table-cell>
          <table:table-cell office:value-type="float" office:value="1604" calcext:value-type="float">
            <text:p>1604</text:p>
          </table:table-cell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600.0303" calcext:value-type="float">
            <text:p>23600,0303</text:p>
          </table:table-cell>
          <table:table-cell office:value-type="float" office:value="1604" calcext:value-type="float">
            <text:p>1604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0224" calcext:value-type="float">
            <text:p>23700,00224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1678" calcext:value-type="float">
            <text:p>23800,01678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122" calcext:value-type="float">
            <text:p>23900,0122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2758" calcext:value-type="float">
            <text:p>24000,02758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0208" calcext:value-type="float">
            <text:p>24100,00208</text:p>
          </table:table-cell>
          <table:table-cell office:value-type="float" office:value="1604" calcext:value-type="float">
            <text:p>1604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9962" calcext:value-type="float">
            <text:p>24199,99962</text:p>
          </table:table-cell>
          <table:table-cell office:value-type="float" office:value="1571" calcext:value-type="float">
            <text:p>1571</text:p>
          </table:table-cell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0776" calcext:value-type="float">
            <text:p>24300,00776</text:p>
          </table:table-cell>
          <table:table-cell office:value-type="float" office:value="1604" calcext:value-type="float">
            <text:p>1604</text:p>
          </table:table-cell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1262" calcext:value-type="float">
            <text:p>24400,01262</text:p>
          </table:table-cell>
          <table:table-cell office:value-type="float" office:value="1604" calcext:value-type="float">
            <text:p>1604</text:p>
          </table:table-cell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0366" calcext:value-type="float">
            <text:p>24500,0036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600.00828" calcext:value-type="float">
            <text:p>24600,00828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1924" calcext:value-type="float">
            <text:p>24700,01924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800.00012" calcext:value-type="float">
            <text:p>24800,00012</text:p>
          </table:table-cell>
          <table:table-cell office:value-type="float" office:value="1604" calcext:value-type="float">
            <text:p>1604</text:p>
          </table:table-cell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018" calcext:value-type="float">
            <text:p>24900,0018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963" calcext:value-type="float">
            <text:p>24999,9963</text:p>
          </table:table-cell>
          <table:table-cell office:value-type="float" office:value="1604" calcext:value-type="float">
            <text:p>1604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1576" calcext:value-type="float">
            <text:p>25100,01576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9778" calcext:value-type="float">
            <text:p>25199,99778</text:p>
          </table:table-cell>
          <table:table-cell office:value-type="float" office:value="1604" calcext:value-type="float">
            <text:p>1604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1098" calcext:value-type="float">
            <text:p>25300,0109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9656" calcext:value-type="float">
            <text:p>25399,99656</text:p>
          </table:table-cell>
          <table:table-cell office:value-type="float" office:value="1604" calcext:value-type="float">
            <text:p>1604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044" calcext:value-type="float">
            <text:p>25500,004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600.01274" calcext:value-type="float">
            <text:p>25600,0127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0252" calcext:value-type="float">
            <text:p>25700,00252</text:p>
          </table:table-cell>
          <table:table-cell office:value-type="float" office:value="1604" calcext:value-type="float">
            <text:p>1604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3206" calcext:value-type="float">
            <text:p>25800,03206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9808" calcext:value-type="float">
            <text:p>25899,9980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053" calcext:value-type="float">
            <text:p>26000,0053</text:p>
          </table:table-cell>
          <table:table-cell office:value-type="float" office:value="1603" calcext:value-type="float">
            <text:p>1603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4876" calcext:value-type="float">
            <text:p>26100,04876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1254" calcext:value-type="float">
            <text:p>26200,0125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2306" calcext:value-type="float">
            <text:p>26300,02306</text:p>
          </table:table-cell>
          <table:table-cell office:value-type="float" office:value="1604" calcext:value-type="float">
            <text:p>1604</text:p>
          </table:table-cell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9506" calcext:value-type="float">
            <text:p>26399,99506</text:p>
          </table:table-cell>
          <table:table-cell office:value-type="float" office:value="1604" calcext:value-type="float">
            <text:p>1604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019" calcext:value-type="float">
            <text:p>26500,0019</text:p>
          </table:table-cell>
          <table:table-cell office:value-type="float" office:value="1604" calcext:value-type="float">
            <text:p>1604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2712" calcext:value-type="float">
            <text:p>26600,0271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1054" calcext:value-type="float">
            <text:p>26700,01054</text:p>
          </table:table-cell>
          <table:table-cell office:value-type="float" office:value="1604" calcext:value-type="float">
            <text:p>1604</text:p>
          </table:table-cell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800.02" calcext:value-type="float">
            <text:p>26800,02</text:p>
          </table:table-cell>
          <table:table-cell office:value-type="float" office:value="1604" calcext:value-type="float">
            <text:p>1604</text:p>
          </table:table-cell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9442" calcext:value-type="float">
            <text:p>26899,9944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97" calcext:value-type="float">
            <text:p>26999,997</text:p>
          </table:table-cell>
          <table:table-cell office:value-type="float" office:value="1604" calcext:value-type="float">
            <text:p>1604</text:p>
          </table:table-cell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0104" calcext:value-type="float">
            <text:p>27100,00104</text:p>
          </table:table-cell>
          <table:table-cell office:value-type="float" office:value="1602" calcext:value-type="float">
            <text:p>1602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0452" calcext:value-type="float">
            <text:p>27200,00452</text:p>
          </table:table-cell>
          <table:table-cell office:value-type="float" office:value="1604" calcext:value-type="float">
            <text:p>1604</text:p>
          </table:table-cell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2728" calcext:value-type="float">
            <text:p>27300,02728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0414" calcext:value-type="float">
            <text:p>27400,00414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0642" calcext:value-type="float">
            <text:p>27500,00642</text:p>
          </table:table-cell>
          <table:table-cell office:value-type="float" office:value="1604" calcext:value-type="float">
            <text:p>1604</text:p>
          </table:table-cell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00.0059" calcext:value-type="float">
            <text:p>27600,0059</text:p>
          </table:table-cell>
          <table:table-cell office:value-type="float" office:value="1604" calcext:value-type="float">
            <text:p>1604</text:p>
          </table:table-cell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700.00376" calcext:value-type="float">
            <text:p>27700,0037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289" calcext:value-type="float">
            <text:p>27800,0289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0162" calcext:value-type="float">
            <text:p>27900,0016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0442" calcext:value-type="float">
            <text:p>28000,0044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0642" calcext:value-type="float">
            <text:p>28100,00642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00.01938" calcext:value-type="float">
            <text:p>28200,0193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788" calcext:value-type="float">
            <text:p>28300,0788</text:p>
          </table:table-cell>
          <table:table-cell office:value-type="float" office:value="1604" calcext:value-type="float">
            <text:p>1604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9522" calcext:value-type="float">
            <text:p>28399,99522</text:p>
          </table:table-cell>
          <table:table-cell office:value-type="float" office:value="1604" calcext:value-type="float">
            <text:p>1604</text:p>
          </table:table-cell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2312" calcext:value-type="float">
            <text:p>28500,0231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1292" calcext:value-type="float">
            <text:p>28600,01292</text:p>
          </table:table-cell>
          <table:table-cell office:value-type="float" office:value="1578" calcext:value-type="float">
            <text:p>1578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3694" calcext:value-type="float">
            <text:p>28700,03694</text:p>
          </table:table-cell>
          <table:table-cell office:value-type="float" office:value="1603" calcext:value-type="float">
            <text:p>1603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9986" calcext:value-type="float">
            <text:p>28799,99986</text:p>
          </table:table-cell>
          <table:table-cell office:value-type="float" office:value="1578" calcext:value-type="float">
            <text:p>1578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0672" calcext:value-type="float">
            <text:p>28900,00672</text:p>
          </table:table-cell>
          <table:table-cell office:value-type="float" office:value="1603" calcext:value-type="float">
            <text:p>1603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0834" calcext:value-type="float">
            <text:p>29000,00834</text:p>
          </table:table-cell>
          <table:table-cell office:value-type="float" office:value="1571" calcext:value-type="float">
            <text:p>1571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1478" calcext:value-type="float">
            <text:p>29100,01478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9442" calcext:value-type="float">
            <text:p>29199,9944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072" calcext:value-type="float">
            <text:p>29300,0072</text:p>
          </table:table-cell>
          <table:table-cell office:value-type="float" office:value="1604" calcext:value-type="float">
            <text:p>1604</text:p>
          </table:table-cell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12" calcext:value-type="float">
            <text:p>29400,012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00.0092" calcext:value-type="float">
            <text:p>29500,0092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0416" calcext:value-type="float">
            <text:p>29600,00416</text:p>
          </table:table-cell>
          <table:table-cell office:value-type="float" office:value="1604" calcext:value-type="float">
            <text:p>1604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2402" calcext:value-type="float">
            <text:p>29700,02402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9848" calcext:value-type="float">
            <text:p>29799,99848</text:p>
          </table:table-cell>
          <table:table-cell office:value-type="float" office:value="1604" calcext:value-type="float">
            <text:p>1604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00.00712" calcext:value-type="float">
            <text:p>29900,0071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0288" calcext:value-type="float">
            <text:p>30000,0028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08" calcext:value-type="float">
            <text:p>30100,008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073" calcext:value-type="float">
            <text:p>30200,0073</text:p>
          </table:table-cell>
          <table:table-cell office:value-type="float" office:value="1604" calcext:value-type="float">
            <text:p>1604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204" calcext:value-type="float">
            <text:p>30300,020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400.0252" calcext:value-type="float">
            <text:p>30400,025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0674" calcext:value-type="float">
            <text:p>30500,00674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00.06118" calcext:value-type="float">
            <text:p>30600,0611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00.00336" calcext:value-type="float">
            <text:p>30700,00336</text:p>
          </table:table-cell>
          <table:table-cell office:value-type="float" office:value="1604" calcext:value-type="float">
            <text:p>1604</text:p>
          </table:table-cell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0066" calcext:value-type="float">
            <text:p>30800,00066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951" calcext:value-type="float">
            <text:p>30899,9951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000.00154" calcext:value-type="float">
            <text:p>31000,00154</text:p>
          </table:table-cell>
          <table:table-cell office:value-type="float" office:value="1604" calcext:value-type="float">
            <text:p>1604</text:p>
          </table:table-cell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00.00644" calcext:value-type="float">
            <text:p>31100,0064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0882" calcext:value-type="float">
            <text:p>31200,00882</text:p>
          </table:table-cell>
          <table:table-cell office:value-type="float" office:value="1606" calcext:value-type="float">
            <text:p>1606</text:p>
          </table:table-cell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2402" calcext:value-type="float">
            <text:p>31300,02402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9676" calcext:value-type="float">
            <text:p>31399,99676</text:p>
          </table:table-cell>
          <table:table-cell office:value-type="float" office:value="1604" calcext:value-type="float">
            <text:p>1604</text:p>
          </table:table-cell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983" calcext:value-type="float">
            <text:p>31499,9983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600.0684" calcext:value-type="float">
            <text:p>31600,0684</text:p>
          </table:table-cell>
          <table:table-cell office:value-type="float" office:value="1604" calcext:value-type="float">
            <text:p>1604</text:p>
          </table:table-cell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3032" calcext:value-type="float">
            <text:p>31700,0303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3106" calcext:value-type="float">
            <text:p>31800,03106</text:p>
          </table:table-cell>
          <table:table-cell office:value-type="float" office:value="1604" calcext:value-type="float">
            <text:p>1604</text:p>
          </table:table-cell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031" calcext:value-type="float">
            <text:p>31900,0031</text:p>
          </table:table-cell>
          <table:table-cell office:value-type="float" office:value="1604" calcext:value-type="float">
            <text:p>1604</text:p>
          </table:table-cell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0142" calcext:value-type="float">
            <text:p>32000,00142</text:p>
          </table:table-cell>
          <table:table-cell office:value-type="float" office:value="1604" calcext:value-type="float">
            <text:p>1604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2284" calcext:value-type="float">
            <text:p>32100,02284</text:p>
          </table:table-cell>
          <table:table-cell office:value-type="float" office:value="1604" calcext:value-type="float">
            <text:p>1604</text:p>
          </table:table-cell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3818" calcext:value-type="float">
            <text:p>32200,0381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3404" calcext:value-type="float">
            <text:p>32300,03404</text:p>
          </table:table-cell>
          <table:table-cell office:value-type="float" office:value="1604" calcext:value-type="float">
            <text:p>1604</text:p>
          </table:table-cell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4324" calcext:value-type="float">
            <text:p>32400,0432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2488" calcext:value-type="float">
            <text:p>32500,02488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6714" calcext:value-type="float">
            <text:p>32600,06714</text:p>
          </table:table-cell>
          <table:table-cell office:value-type="float" office:value="1602" calcext:value-type="float">
            <text:p>1602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179" calcext:value-type="float">
            <text:p>32700,0179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00.02352" calcext:value-type="float">
            <text:p>32800,0235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118" calcext:value-type="float">
            <text:p>32900,0118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4924" calcext:value-type="float">
            <text:p>33000,0492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058" calcext:value-type="float">
            <text:p>33100,005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0894" calcext:value-type="float">
            <text:p>33200,0089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9688" calcext:value-type="float">
            <text:p>33299,9968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201" calcext:value-type="float">
            <text:p>33400,0201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2166" calcext:value-type="float">
            <text:p>33500,0216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0354" calcext:value-type="float">
            <text:p>33600,0035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089" calcext:value-type="float">
            <text:p>33700,0089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999" calcext:value-type="float">
            <text:p>33799,9999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0038" calcext:value-type="float">
            <text:p>33900,0003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2036" calcext:value-type="float">
            <text:p>34000,0203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123" calcext:value-type="float">
            <text:p>34100,0123</text:p>
          </table:table-cell>
          <table:table-cell office:value-type="float" office:value="1604" calcext:value-type="float">
            <text:p>1604</text:p>
          </table:table-cell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709" calcext:value-type="float">
            <text:p>34200,0709</text:p>
          </table:table-cell>
          <table:table-cell office:value-type="float" office:value="1603" calcext:value-type="float">
            <text:p>1603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97" calcext:value-type="float">
            <text:p>34299,997</text:p>
          </table:table-cell>
          <table:table-cell office:value-type="float" office:value="1571" calcext:value-type="float">
            <text:p>1571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00.04436" calcext:value-type="float">
            <text:p>34400,0443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9804" calcext:value-type="float">
            <text:p>34499,9980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0178" calcext:value-type="float">
            <text:p>34600,00178</text:p>
          </table:table-cell>
          <table:table-cell office:value-type="float" office:value="1604" calcext:value-type="float">
            <text:p>1604</text:p>
          </table:table-cell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2766" calcext:value-type="float">
            <text:p>34700,0276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3268" calcext:value-type="float">
            <text:p>34800,0326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2364" calcext:value-type="float">
            <text:p>34900,0236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0484" calcext:value-type="float">
            <text:p>35000,0048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100.01578" calcext:value-type="float">
            <text:p>35100,0157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00.02664" calcext:value-type="float">
            <text:p>35200,0266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067" calcext:value-type="float">
            <text:p>35300,0067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400.03876" calcext:value-type="float">
            <text:p>35400,03876</text:p>
          </table:table-cell>
          <table:table-cell office:value-type="float" office:value="1604" calcext:value-type="float">
            <text:p>1604</text:p>
          </table:table-cell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500.05326" calcext:value-type="float">
            <text:p>35500,05326</text:p>
          </table:table-cell>
          <table:table-cell office:value-type="float" office:value="1604" calcext:value-type="float">
            <text:p>1604</text:p>
          </table:table-cell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0784" calcext:value-type="float">
            <text:p>35600,00784</text:p>
          </table:table-cell>
          <table:table-cell office:value-type="float" office:value="1604" calcext:value-type="float">
            <text:p>1604</text:p>
          </table:table-cell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645" calcext:value-type="float">
            <text:p>35700,0645</text:p>
          </table:table-cell>
          <table:table-cell office:value-type="float" office:value="1571" calcext:value-type="float">
            <text:p>1571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0228" calcext:value-type="float">
            <text:p>35800,00228</text:p>
          </table:table-cell>
          <table:table-cell office:value-type="float" office:value="1604" calcext:value-type="float">
            <text:p>1604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2166" calcext:value-type="float">
            <text:p>35900,02166</text:p>
          </table:table-cell>
          <table:table-cell office:value-type="float" office:value="1602" calcext:value-type="float">
            <text:p>1602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0256" calcext:value-type="float">
            <text:p>36000,00256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2378" calcext:value-type="float">
            <text:p>36100,02378</text:p>
          </table:table-cell>
          <table:table-cell office:value-type="float" office:value="1604" calcext:value-type="float">
            <text:p>1604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9884" calcext:value-type="float">
            <text:p>36199,9988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300.00008" calcext:value-type="float">
            <text:p>36300,0000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2732" calcext:value-type="float">
            <text:p>36400,0273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0184" calcext:value-type="float">
            <text:p>36500,00184</text:p>
          </table:table-cell>
          <table:table-cell office:value-type="float" office:value="1604" calcext:value-type="float">
            <text:p>1604</text:p>
          </table:table-cell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1544" calcext:value-type="float">
            <text:p>36600,0154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700.00078" calcext:value-type="float">
            <text:p>36700,0007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2696" calcext:value-type="float">
            <text:p>36800,0269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0538" calcext:value-type="float">
            <text:p>36900,0053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000.01056" calcext:value-type="float">
            <text:p>37000,0105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100.02492" calcext:value-type="float">
            <text:p>37100,02492</text:p>
          </table:table-cell>
          <table:table-cell office:value-type="float" office:value="1597" calcext:value-type="float">
            <text:p>1597</text:p>
          </table:table-cell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0692" calcext:value-type="float">
            <text:p>37200,0069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300.02056" calcext:value-type="float">
            <text:p>37300,02056</text:p>
          </table:table-cell>
          <table:table-cell office:value-type="float" office:value="1596" calcext:value-type="float">
            <text:p>1596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9994" calcext:value-type="float">
            <text:p>37399,99994</text:p>
          </table:table-cell>
          <table:table-cell office:value-type="float" office:value="1604" calcext:value-type="float">
            <text:p>1604</text:p>
          </table:table-cell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500.01026" calcext:value-type="float">
            <text:p>37500,01026</text:p>
          </table:table-cell>
          <table:table-cell office:value-type="float" office:value="1604" calcext:value-type="float">
            <text:p>1604</text:p>
          </table:table-cell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2626" calcext:value-type="float">
            <text:p>37600,0262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1038" calcext:value-type="float">
            <text:p>37700,0103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3078" calcext:value-type="float">
            <text:p>37800,0307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900.00738" calcext:value-type="float">
            <text:p>37900,00738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2374" calcext:value-type="float">
            <text:p>38000,0237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048" calcext:value-type="float">
            <text:p>38100,004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200.035" calcext:value-type="float">
            <text:p>38200,035</text:p>
          </table:table-cell>
          <table:table-cell office:value-type="float" office:value="1604" calcext:value-type="float">
            <text:p>1604</text:p>
          </table:table-cell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300.02516" calcext:value-type="float">
            <text:p>38300,0251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400.00736" calcext:value-type="float">
            <text:p>38400,00736</text:p>
          </table:table-cell>
          <table:table-cell office:value-type="float" office:value="1604" calcext:value-type="float">
            <text:p>1604</text:p>
          </table:table-cell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9786" calcext:value-type="float">
            <text:p>38499,99786</text:p>
          </table:table-cell>
          <table:table-cell office:value-type="float" office:value="1604" calcext:value-type="float">
            <text:p>1604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0708" calcext:value-type="float">
            <text:p>38600,0070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700.01464" calcext:value-type="float">
            <text:p>38700,0146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800.02466" calcext:value-type="float">
            <text:p>38800,0246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900.0136" calcext:value-type="float">
            <text:p>38900,013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000.02392" calcext:value-type="float">
            <text:p>39000,02392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1014" calcext:value-type="float">
            <text:p>39100,01014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1624" calcext:value-type="float">
            <text:p>39200,0162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0544" calcext:value-type="float">
            <text:p>39300,00544</text:p>
          </table:table-cell>
          <table:table-cell office:value-type="float" office:value="1604" calcext:value-type="float">
            <text:p>1604</text:p>
          </table:table-cell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400.02796" calcext:value-type="float">
            <text:p>39400,0279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500.00818" calcext:value-type="float">
            <text:p>39500,0081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0388" calcext:value-type="float">
            <text:p>39600,00388</text:p>
          </table:table-cell>
          <table:table-cell office:value-type="float" office:value="1578" calcext:value-type="float">
            <text:p>1578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700.01988" calcext:value-type="float">
            <text:p>39700,0198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0914" calcext:value-type="float">
            <text:p>39800,00914</text:p>
          </table:table-cell>
          <table:table-cell office:value-type="float" office:value="1597" calcext:value-type="float">
            <text:p>1597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0606" calcext:value-type="float">
            <text:p>39900,00606</text:p>
          </table:table-cell>
          <table:table-cell office:value-type="float" office:value="1606" calcext:value-type="float">
            <text:p>1606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00.05658" calcext:value-type="float">
            <text:p>40000,05658</text:p>
          </table:table-cell>
          <table:table-cell office:value-type="float" office:value="1602" calcext:value-type="float">
            <text:p>1602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100.00738" calcext:value-type="float">
            <text:p>40100,00738</text:p>
          </table:table-cell>
          <table:table-cell office:value-type="float" office:value="1604" calcext:value-type="float">
            <text:p>1604</text:p>
          </table:table-cell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9442" calcext:value-type="float">
            <text:p>40199,99442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993" calcext:value-type="float">
            <text:p>40299,9993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99.99766" calcext:value-type="float">
            <text:p>40399,9976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1932" calcext:value-type="float">
            <text:p>40500,0193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600.01176" calcext:value-type="float">
            <text:p>40600,01176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00.01962" calcext:value-type="float">
            <text:p>40700,01962</text:p>
          </table:table-cell>
          <table:table-cell office:value-type="float" office:value="1604" calcext:value-type="float">
            <text:p>1604</text:p>
          </table:table-cell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0852" calcext:value-type="float">
            <text:p>40800,00852</text:p>
          </table:table-cell>
          <table:table-cell office:value-type="float" office:value="1604" calcext:value-type="float">
            <text:p>1604</text:p>
          </table:table-cell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900.01878" calcext:value-type="float">
            <text:p>40900,0187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000.02152" calcext:value-type="float">
            <text:p>41000,02152</text:p>
          </table:table-cell>
          <table:table-cell office:value-type="float" office:value="1604" calcext:value-type="float">
            <text:p>1604</text:p>
          </table:table-cell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9966" calcext:value-type="float">
            <text:p>41099,9996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3274" calcext:value-type="float">
            <text:p>41200,0327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300.00178" calcext:value-type="float">
            <text:p>41300,0017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9848" calcext:value-type="float">
            <text:p>41399,99848</text:p>
          </table:table-cell>
          <table:table-cell office:value-type="float" office:value="1604" calcext:value-type="float">
            <text:p>1604</text:p>
          </table:table-cell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500.00736" calcext:value-type="float">
            <text:p>41500,00736</text:p>
          </table:table-cell>
          <table:table-cell office:value-type="float" office:value="1604" calcext:value-type="float">
            <text:p>1604</text:p>
          </table:table-cell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362" calcext:value-type="float">
            <text:p>41600,0362</text:p>
          </table:table-cell>
          <table:table-cell office:value-type="float" office:value="1604" calcext:value-type="float">
            <text:p>1604</text:p>
          </table:table-cell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9786" calcext:value-type="float">
            <text:p>41699,99786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800.00256" calcext:value-type="float">
            <text:p>41800,0025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900.00354" calcext:value-type="float">
            <text:p>41900,0035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018" calcext:value-type="float">
            <text:p>42000,0018</text:p>
          </table:table-cell>
          <table:table-cell office:value-type="float" office:value="1604" calcext:value-type="float">
            <text:p>1604</text:p>
          </table:table-cell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100.00112" calcext:value-type="float">
            <text:p>42100,0011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200.04126" calcext:value-type="float">
            <text:p>42200,04126</text:p>
          </table:table-cell>
          <table:table-cell office:value-type="float" office:value="1604" calcext:value-type="float">
            <text:p>1604</text:p>
          </table:table-cell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9324" calcext:value-type="float">
            <text:p>42299,99324</text:p>
          </table:table-cell>
          <table:table-cell office:value-type="float" office:value="1578" calcext:value-type="float">
            <text:p>1578</text:p>
          </table:table-cell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10016" calcext:value-type="float">
            <text:p>42400,1001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1338" calcext:value-type="float">
            <text:p>42500,01338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600.0025" calcext:value-type="float">
            <text:p>42600,0025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3204" calcext:value-type="float">
            <text:p>42700,0320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800.01056" calcext:value-type="float">
            <text:p>42800,01056</text:p>
          </table:table-cell>
          <table:table-cell office:value-type="float" office:value="1604" calcext:value-type="float">
            <text:p>1604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900.07256" calcext:value-type="float">
            <text:p>42900,07256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000.01698" calcext:value-type="float">
            <text:p>43000,01698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100.01936" calcext:value-type="float">
            <text:p>43100,0193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200.00344" calcext:value-type="float">
            <text:p>43200,00344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300.03578" calcext:value-type="float">
            <text:p>43300,0357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03452" calcext:value-type="float">
            <text:p>43400,0345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500.0011" calcext:value-type="float">
            <text:p>43500,0011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600.00422" calcext:value-type="float">
            <text:p>43600,00422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700.00496" calcext:value-type="float">
            <text:p>43700,00496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800.0297" calcext:value-type="float">
            <text:p>43800,0297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0594" calcext:value-type="float">
            <text:p>43900,0059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000.0048" calcext:value-type="float">
            <text:p>44000,004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100.0276" calcext:value-type="float">
            <text:p>44100,0276</text:p>
          </table:table-cell>
          <table:table-cell office:value-type="float" office:value="1603" calcext:value-type="float">
            <text:p>1603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200.01342" calcext:value-type="float">
            <text:p>44200,01342</text:p>
          </table:table-cell>
          <table:table-cell office:value-type="float" office:value="1587" calcext:value-type="float">
            <text:p>1587</text:p>
          </table:table-cell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300.01318" calcext:value-type="float">
            <text:p>44300,01318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400.00174" calcext:value-type="float">
            <text:p>44400,00174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9574" calcext:value-type="float">
            <text:p>44499,9957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600.07748" calcext:value-type="float">
            <text:p>44600,0774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00.01152" calcext:value-type="float">
            <text:p>44700,01152</text:p>
          </table:table-cell>
          <table:table-cell office:value-type="float" office:value="1604" calcext:value-type="float">
            <text:p>1604</text:p>
          </table:table-cell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800.02088" calcext:value-type="float">
            <text:p>44800,0208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900.01756" calcext:value-type="float">
            <text:p>44900,01756</text:p>
          </table:table-cell>
          <table:table-cell office:value-type="float" office:value="1604" calcext:value-type="float">
            <text:p>1604</text:p>
          </table:table-cell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000.01314" calcext:value-type="float">
            <text:p>45000,01314</text:p>
          </table:table-cell>
          <table:table-cell office:value-type="float" office:value="1604" calcext:value-type="float">
            <text:p>1604</text:p>
          </table:table-cell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100.01288" calcext:value-type="float">
            <text:p>45100,01288</text:p>
          </table:table-cell>
          <table:table-cell office:value-type="float" office:value="1604" calcext:value-type="float">
            <text:p>1604</text:p>
          </table:table-cell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200.00568" calcext:value-type="float">
            <text:p>45200,0056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300.01782" calcext:value-type="float">
            <text:p>45300,01782</text:p>
          </table:table-cell>
          <table:table-cell office:value-type="float" office:value="1600" calcext:value-type="float">
            <text:p>1600</text:p>
          </table:table-cell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9986" calcext:value-type="float">
            <text:p>45399,9998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500.00278" calcext:value-type="float">
            <text:p>45500,0027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600.00874" calcext:value-type="float">
            <text:p>45600,0087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700.01058" calcext:value-type="float">
            <text:p>45700,01058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1004" calcext:value-type="float">
            <text:p>45800,0100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99.999" calcext:value-type="float">
            <text:p>45899,999</text:p>
          </table:table-cell>
          <table:table-cell office:value-type="float" office:value="1604" calcext:value-type="float">
            <text:p>1604</text:p>
          </table:table-cell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000.04234" calcext:value-type="float">
            <text:p>46000,0423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100.01386" calcext:value-type="float">
            <text:p>46100,01386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200.04714" calcext:value-type="float">
            <text:p>46200,0471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99.98694" calcext:value-type="float">
            <text:p>46299,98694</text:p>
          </table:table-cell>
          <table:table-cell office:value-type="float" office:value="1604" calcext:value-type="float">
            <text:p>1604</text:p>
          </table:table-cell>
          <table:table-cell office:value-type="float" office:value="2218" calcext:value-type="float">
            <text:p>22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5:36.353998594</dc:date>
    <meta:editing-duration>PT1M58S</meta:editing-duration>
    <meta:editing-cycles>1</meta:editing-cycles>
    <meta:document-statistic meta:table-count="1" meta:cell-count="1832" meta:object-count="0"/>
    <meta:generator>LibreOffice/5.1.6.2$Linux_X86_64 LibreOffice_project/10m0$Build-2</meta:generator>
  </office:meta>
</office:document-meta>
</file>